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">
      <style:table-cell-properties style:vertical-align="automatic" fo:background-color="#FFFFFF"/>
    </style:style>
    <style:style style:name="ce22" style:family="table-cell" style:parent-style-name="Default" style:data-style-name="N3">
      <style:table-cell-properties style:vertical-align="automatic" fo:background-color="#FFFFFF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3.32316666666667cm"/>
    </style:style>
    <style:style style:name="co2" style:family="table-column">
      <style:table-column-properties fo:break-before="auto" style:column-width="4.08516666666667cm"/>
    </style:style>
    <style:style style:name="co3" style:family="table-column">
      <style:table-column-properties fo:break-before="auto" style:column-width="1.22766666666667cm"/>
    </style:style>
    <style:style style:name="co4" style:family="table-column">
      <style:table-column-properties fo:break-before="auto" style:column-width="2.87866666666667cm"/>
    </style:style>
    <style:style style:name="co5" style:family="table-column">
      <style:table-column-properties fo:break-before="auto" style:column-width="1.079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344333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5.05883333333333cm"/>
    </style:style>
    <style:style style:name="co12" style:family="table-column">
      <style:table-column-properties fo:break-before="auto" style:column-width="1.31233333333333cm"/>
    </style:style>
    <style:style style:name="co13" style:family="table-column">
      <style:table-column-properties fo:break-before="auto" style:column-width="3.51366666666667cm"/>
    </style:style>
    <style:style style:name="co14" style:family="table-column">
      <style:table-column-properties fo:break-before="auto" style:column-width="4.508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3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Relatorio_Cargo_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4">
          <table:table-cell table:number-columns-repeated="15" table:style-name="ce2"/>
          <table:table-cell table:number-columns-repeated="16369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16-12-01T00:00:00" table:style-name="ce4">
            <text:p>dez/16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2" table:formula="of:=['file:///C:/Users/User/Desktop/SUBPLAN/PORTARIAS%20SOF/1%20-%20MPF/anexo_III_2016_xls.xls'#'Anexo_3_Tabela_1_Quantitati_(2'.D11]+['file:///C:/Users/User/Desktop/SUBPLAN/PORTARIAS%20SOF/2%20-%20MPM/anexo-iii-tabela-1-quantitativo_cargo_comissao_funcao-dap-2.ods'#'Quantitativo_Relatorio_Carg_(2'.F10]+['file:///C:/Users/User/Desktop/SUBPLAN/PORTARIAS%20SOF/3%20-%20MPDFT/anexo_iii_-_tabela_1.xls'#Quantitativo_Relatorio_Cargo_Co.F10]+['file:///C:/Users/User/Desktop/SUBPLAN/PORTARIAS%20SOF/4%20-%20MPT/Anexo_3_Tabela_1_Quantitativo_Cargo_Comissao_Funcao_12_2016_MP_V2T.xls'#'Anexo_3_Tabela_1_Quantitati_(2'.D10]+['file:///C:/Users/User/Desktop/SUBPLAN/PORTARIAS%20SOF/5%20-%20ESMPU/Anexo%20III%20-%20tabela%201%20Quantitativo%20de%20Cargos%20em%20Comiss%E3o%20e%20Fun%E7%E3o%20de%20Confian%E7a%20ESMPU%20-%20dez2016.ods'#'Quantitativo_Fisico_Pessoal_(2'.E9]" table:style-name="ce7">
            <text:p>2</text:p>
          </table:table-cell>
          <table:table-cell office:value-type="float" office:value="0" table:formula="of:=['file:///C:/Users/User/Desktop/SUBPLAN/PORTARIAS%20SOF/1%20-%20MPF/anexo_III_2016_xls.xls'#'Anexo_3_Tabela_1_Quantitati_(2'.E11]+['file:///C:/Users/User/Desktop/SUBPLAN/PORTARIAS%20SOF/2%20-%20MPM/anexo-iii-tabela-1-quantitativo_cargo_comissao_funcao-dap-2.ods'#'Quantitativo_Relatorio_Carg_(2'.G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0]+['file:///C:/Users/User/Desktop/SUBPLAN/PORTARIAS%20SOF/5%20-%20ESMPU/Anexo%20III%20-%20tabela%201%20Quantitativo%20de%20Cargos%20em%20Comiss%E3o%20e%20Fun%E7%E3o%20de%20Confian%E7a%20ESMPU%20-%20dez2016.ods'#'Quantitativo_Fisico_Pessoal_(2'.F9]" table:style-name="ce7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F11]+['file:///C:/Users/User/Desktop/SUBPLAN/PORTARIAS%20SOF/2%20-%20MPM/anexo-iii-tabela-1-quantitativo_cargo_comissao_funcao-dap-2.ods'#'Quantitativo_Relatorio_Carg_(2'.H10]+['file:///C:/Users/User/Desktop/SUBPLAN/PORTARIAS%20SOF/3%20-%20MPDFT/anexo_iii_-_tabela_1.xls'#Quantitativo_Relatorio_Cargo_Co.G10]+['file:///C:/Users/User/Desktop/SUBPLAN/PORTARIAS%20SOF/4%20-%20MPT/Anexo_3_Tabela_1_Quantitativo_Cargo_Comissao_Funcao_12_2016_MP_V2T.xls'#'Anexo_3_Tabela_1_Quantitati_(2'.F10]+['file:///C:/Users/User/Desktop/SUBPLAN/PORTARIAS%20SOF/5%20-%20ESMPU/Anexo%20III%20-%20tabela%201%20Quantitativo%20de%20Cargos%20em%20Comiss%E3o%20e%20Fun%E7%E3o%20de%20Confian%E7a%20ESMPU%20-%20dez2016.ods'#'Quantitativo_Fisico_Pessoal_(2'.G9]" table:style-name="ce7">
            <text:p>0</text:p>
          </table:table-cell>
          <table:table-cell office:value-type="float" office:value="0" table:formula="of:=[.F10]+[.G10]+[.H10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1]+['file:///C:/Users/User/Desktop/SUBPLAN/PORTARIAS%20SOF/2%20-%20MPM/anexo-iii-tabela-1-quantitativo_cargo_comissao_funcao-dap-2.ods'#'Quantitativo_Relatorio_Carg_(2'.J10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0]+['file:///C:/Users/User/Desktop/SUBPLAN/PORTARIAS%20SOF/5%20-%20ESMPU/Anexo%20III%20-%20tabela%201%20Quantitativo%20de%20Cargos%20em%20Comiss%E3o%20e%20Fun%E7%E3o%20de%20Confian%E7a%20ESMPU%20-%20dez2016.ods'#'Quantitativo_Fisico_Pessoal_(2'.I9]" table:style-name="ce7">
            <text:p>#REF!</text:p>
          </table:table-cell>
          <table:table-cell office:value-type="float" office:value="0" table:formula="of:=[.I10]+[.J10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55" table:formula="of:=['file:///C:/Users/User/Desktop/SUBPLAN/PORTARIAS%20SOF/1%20-%20MPF/anexo_III_2016_xls.xls'#'Anexo_3_Tabela_1_Quantitati_(2'.D12]+['file:///C:/Users/User/Desktop/SUBPLAN/PORTARIAS%20SOF/2%20-%20MPM/anexo-iii-tabela-1-quantitativo_cargo_comissao_funcao-dap-2.ods'#'Quantitativo_Relatorio_Carg_(2'.F11]+['file:///C:/Users/User/Desktop/SUBPLAN/PORTARIAS%20SOF/3%20-%20MPDFT/anexo_iii_-_tabela_1.xls'#Quantitativo_Relatorio_Cargo_Co.F11]+['file:///C:/Users/User/Desktop/SUBPLAN/PORTARIAS%20SOF/4%20-%20MPT/Anexo_3_Tabela_1_Quantitativo_Cargo_Comissao_Funcao_12_2016_MP_V2T.xls'#'Anexo_3_Tabela_1_Quantitati_(2'.D11]+['file:///C:/Users/User/Desktop/SUBPLAN/PORTARIAS%20SOF/5%20-%20ESMPU/Anexo%20III%20-%20tabela%201%20Quantitativo%20de%20Cargos%20em%20Comiss%E3o%20e%20Fun%E7%E3o%20de%20Confian%E7a%20ESMPU%20-%20dez2016.ods'#'Quantitativo_Fisico_Pessoal_(2'.E10]" table:style-name="ce7">
            <text:p>55</text:p>
          </table:table-cell>
          <table:table-cell office:value-type="float" office:value="0" table:formula="of:=['file:///C:/Users/User/Desktop/SUBPLAN/PORTARIAS%20SOF/1%20-%20MPF/anexo_III_2016_xls.xls'#'Anexo_3_Tabela_1_Quantitati_(2'.E12]+['file:///C:/Users/User/Desktop/SUBPLAN/PORTARIAS%20SOF/2%20-%20MPM/anexo-iii-tabela-1-quantitativo_cargo_comissao_funcao-dap-2.ods'#'Quantitativo_Relatorio_Carg_(2'.G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1]+['file:///C:/Users/User/Desktop/SUBPLAN/PORTARIAS%20SOF/5%20-%20ESMPU/Anexo%20III%20-%20tabela%201%20Quantitativo%20de%20Cargos%20em%20Comiss%E3o%20e%20Fun%E7%E3o%20de%20Confian%E7a%20ESMPU%20-%20dez2016.ods'#'Quantitativo_Fisico_Pessoal_(2'.F10]" table:style-name="ce7">
            <text:p>#REF!</text:p>
          </table:table-cell>
          <table:table-cell office:value-type="float" office:value="13" table:formula="of:=['file:///C:/Users/User/Desktop/SUBPLAN/PORTARIAS%20SOF/1%20-%20MPF/anexo_III_2016_xls.xls'#'Anexo_3_Tabela_1_Quantitati_(2'.F12]+['file:///C:/Users/User/Desktop/SUBPLAN/PORTARIAS%20SOF/2%20-%20MPM/anexo-iii-tabela-1-quantitativo_cargo_comissao_funcao-dap-2.ods'#'Quantitativo_Relatorio_Carg_(2'.H11]+['file:///C:/Users/User/Desktop/SUBPLAN/PORTARIAS%20SOF/3%20-%20MPDFT/anexo_iii_-_tabela_1.xls'#Quantitativo_Relatorio_Cargo_Co.G11]+['file:///C:/Users/User/Desktop/SUBPLAN/PORTARIAS%20SOF/4%20-%20MPT/Anexo_3_Tabela_1_Quantitativo_Cargo_Comissao_Funcao_12_2016_MP_V2T.xls'#'Anexo_3_Tabela_1_Quantitati_(2'.F11]+['file:///C:/Users/User/Desktop/SUBPLAN/PORTARIAS%20SOF/5%20-%20ESMPU/Anexo%20III%20-%20tabela%201%20Quantitativo%20de%20Cargos%20em%20Comiss%E3o%20e%20Fun%E7%E3o%20de%20Confian%E7a%20ESMPU%20-%20dez2016.ods'#'Quantitativo_Fisico_Pessoal_(2'.G10]" table:style-name="ce7">
            <text:p>13</text:p>
          </table:table-cell>
          <table:table-cell office:value-type="float" office:value="0" table:formula="of:=[.F11]+[.G11]+[.H11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2]+['file:///C:/Users/User/Desktop/SUBPLAN/PORTARIAS%20SOF/2%20-%20MPM/anexo-iii-tabela-1-quantitativo_cargo_comissao_funcao-dap-2.ods'#'Quantitativo_Relatorio_Carg_(2'.J11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1]+['file:///C:/Users/User/Desktop/SUBPLAN/PORTARIAS%20SOF/5%20-%20ESMPU/Anexo%20III%20-%20tabela%201%20Quantitativo%20de%20Cargos%20em%20Comiss%E3o%20e%20Fun%E7%E3o%20de%20Confian%E7a%20ESMPU%20-%20dez2016.ods'#'Quantitativo_Fisico_Pessoal_(2'.I10]" table:style-name="ce7">
            <text:p>#REF!</text:p>
          </table:table-cell>
          <table:table-cell office:value-type="float" office:value="0" table:formula="of:=[.I11]+[.J11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195" table:formula="of:=['file:///C:/Users/User/Desktop/SUBPLAN/PORTARIAS%20SOF/1%20-%20MPF/anexo_III_2016_xls.xls'#'Anexo_3_Tabela_1_Quantitati_(2'.D13]+['file:///C:/Users/User/Desktop/SUBPLAN/PORTARIAS%20SOF/2%20-%20MPM/anexo-iii-tabela-1-quantitativo_cargo_comissao_funcao-dap-2.ods'#'Quantitativo_Relatorio_Carg_(2'.F12]+['file:///C:/Users/User/Desktop/SUBPLAN/PORTARIAS%20SOF/3%20-%20MPDFT/anexo_iii_-_tabela_1.xls'#Quantitativo_Relatorio_Cargo_Co.F12]+['file:///C:/Users/User/Desktop/SUBPLAN/PORTARIAS%20SOF/4%20-%20MPT/Anexo_3_Tabela_1_Quantitativo_Cargo_Comissao_Funcao_12_2016_MP_V2T.xls'#'Anexo_3_Tabela_1_Quantitati_(2'.D12]+['file:///C:/Users/User/Desktop/SUBPLAN/PORTARIAS%20SOF/5%20-%20ESMPU/Anexo%20III%20-%20tabela%201%20Quantitativo%20de%20Cargos%20em%20Comiss%E3o%20e%20Fun%E7%E3o%20de%20Confian%E7a%20ESMPU%20-%20dez2016.ods'#'Quantitativo_Fisico_Pessoal_(2'.E11]" table:style-name="ce7">
            <text:p>195</text:p>
          </table:table-cell>
          <table:table-cell office:value-type="float" office:value="0" table:formula="of:=['file:///C:/Users/User/Desktop/SUBPLAN/PORTARIAS%20SOF/1%20-%20MPF/anexo_III_2016_xls.xls'#'Anexo_3_Tabela_1_Quantitati_(2'.E13]+['file:///C:/Users/User/Desktop/SUBPLAN/PORTARIAS%20SOF/2%20-%20MPM/anexo-iii-tabela-1-quantitativo_cargo_comissao_funcao-dap-2.ods'#'Quantitativo_Relatorio_Carg_(2'.G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2]+['file:///C:/Users/User/Desktop/SUBPLAN/PORTARIAS%20SOF/5%20-%20ESMPU/Anexo%20III%20-%20tabela%201%20Quantitativo%20de%20Cargos%20em%20Comiss%E3o%20e%20Fun%E7%E3o%20de%20Confian%E7a%20ESMPU%20-%20dez2016.ods'#'Quantitativo_Fisico_Pessoal_(2'.F11]" table:style-name="ce7">
            <text:p>#REF!</text:p>
          </table:table-cell>
          <table:table-cell office:value-type="float" office:value="68" table:formula="of:=['file:///C:/Users/User/Desktop/SUBPLAN/PORTARIAS%20SOF/1%20-%20MPF/anexo_III_2016_xls.xls'#'Anexo_3_Tabela_1_Quantitati_(2'.F13]+['file:///C:/Users/User/Desktop/SUBPLAN/PORTARIAS%20SOF/2%20-%20MPM/anexo-iii-tabela-1-quantitativo_cargo_comissao_funcao-dap-2.ods'#'Quantitativo_Relatorio_Carg_(2'.H12]+['file:///C:/Users/User/Desktop/SUBPLAN/PORTARIAS%20SOF/3%20-%20MPDFT/anexo_iii_-_tabela_1.xls'#Quantitativo_Relatorio_Cargo_Co.G12]+['file:///C:/Users/User/Desktop/SUBPLAN/PORTARIAS%20SOF/4%20-%20MPT/Anexo_3_Tabela_1_Quantitativo_Cargo_Comissao_Funcao_12_2016_MP_V2T.xls'#'Anexo_3_Tabela_1_Quantitati_(2'.F12]+['file:///C:/Users/User/Desktop/SUBPLAN/PORTARIAS%20SOF/5%20-%20ESMPU/Anexo%20III%20-%20tabela%201%20Quantitativo%20de%20Cargos%20em%20Comiss%E3o%20e%20Fun%E7%E3o%20de%20Confian%E7a%20ESMPU%20-%20dez2016.ods'#'Quantitativo_Fisico_Pessoal_(2'.G11]" table:style-name="ce7">
            <text:p>68</text:p>
          </table:table-cell>
          <table:table-cell office:value-type="float" office:value="0" table:formula="of:=[.F12]+[.G12]+[.H12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3]+['file:///C:/Users/User/Desktop/SUBPLAN/PORTARIAS%20SOF/2%20-%20MPM/anexo-iii-tabela-1-quantitativo_cargo_comissao_funcao-dap-2.ods'#'Quantitativo_Relatorio_Carg_(2'.J12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2]+['file:///C:/Users/User/Desktop/SUBPLAN/PORTARIAS%20SOF/5%20-%20ESMPU/Anexo%20III%20-%20tabela%201%20Quantitativo%20de%20Cargos%20em%20Comiss%E3o%20e%20Fun%E7%E3o%20de%20Confian%E7a%20ESMPU%20-%20dez2016.ods'#'Quantitativo_Fisico_Pessoal_(2'.I11]" table:style-name="ce7">
            <text:p>#REF!</text:p>
          </table:table-cell>
          <table:table-cell office:value-type="float" office:value="0" table:formula="of:=[.I12]+[.J12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137" table:formula="of:=['file:///C:/Users/User/Desktop/SUBPLAN/PORTARIAS%20SOF/1%20-%20MPF/anexo_III_2016_xls.xls'#'Anexo_3_Tabela_1_Quantitati_(2'.D14]+['file:///C:/Users/User/Desktop/SUBPLAN/PORTARIAS%20SOF/2%20-%20MPM/anexo-iii-tabela-1-quantitativo_cargo_comissao_funcao-dap-2.ods'#'Quantitativo_Relatorio_Carg_(2'.F13]+['file:///C:/Users/User/Desktop/SUBPLAN/PORTARIAS%20SOF/3%20-%20MPDFT/anexo_iii_-_tabela_1.xls'#Quantitativo_Relatorio_Cargo_Co.F13]+['file:///C:/Users/User/Desktop/SUBPLAN/PORTARIAS%20SOF/4%20-%20MPT/Anexo_3_Tabela_1_Quantitativo_Cargo_Comissao_Funcao_12_2016_MP_V2T.xls'#'Anexo_3_Tabela_1_Quantitati_(2'.D13]+['file:///C:/Users/User/Desktop/SUBPLAN/PORTARIAS%20SOF/5%20-%20ESMPU/Anexo%20III%20-%20tabela%201%20Quantitativo%20de%20Cargos%20em%20Comiss%E3o%20e%20Fun%E7%E3o%20de%20Confian%E7a%20ESMPU%20-%20dez2016.ods'#'Quantitativo_Fisico_Pessoal_(2'.E12]" table:style-name="ce7">
            <text:p>137</text:p>
          </table:table-cell>
          <table:table-cell office:value-type="float" office:value="0" table:formula="of:=['file:///C:/Users/User/Desktop/SUBPLAN/PORTARIAS%20SOF/1%20-%20MPF/anexo_III_2016_xls.xls'#'Anexo_3_Tabela_1_Quantitati_(2'.E14]+['file:///C:/Users/User/Desktop/SUBPLAN/PORTARIAS%20SOF/2%20-%20MPM/anexo-iii-tabela-1-quantitativo_cargo_comissao_funcao-dap-2.ods'#'Quantitativo_Relatorio_Carg_(2'.G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3]+['file:///C:/Users/User/Desktop/SUBPLAN/PORTARIAS%20SOF/5%20-%20ESMPU/Anexo%20III%20-%20tabela%201%20Quantitativo%20de%20Cargos%20em%20Comiss%E3o%20e%20Fun%E7%E3o%20de%20Confian%E7a%20ESMPU%20-%20dez2016.ods'#'Quantitativo_Fisico_Pessoal_(2'.F12]" table:style-name="ce7">
            <text:p>#REF!</text:p>
          </table:table-cell>
          <table:table-cell office:value-type="float" office:value="130" table:formula="of:=['file:///C:/Users/User/Desktop/SUBPLAN/PORTARIAS%20SOF/1%20-%20MPF/anexo_III_2016_xls.xls'#'Anexo_3_Tabela_1_Quantitati_(2'.F14]+['file:///C:/Users/User/Desktop/SUBPLAN/PORTARIAS%20SOF/2%20-%20MPM/anexo-iii-tabela-1-quantitativo_cargo_comissao_funcao-dap-2.ods'#'Quantitativo_Relatorio_Carg_(2'.H13]+['file:///C:/Users/User/Desktop/SUBPLAN/PORTARIAS%20SOF/3%20-%20MPDFT/anexo_iii_-_tabela_1.xls'#Quantitativo_Relatorio_Cargo_Co.G13]+['file:///C:/Users/User/Desktop/SUBPLAN/PORTARIAS%20SOF/4%20-%20MPT/Anexo_3_Tabela_1_Quantitativo_Cargo_Comissao_Funcao_12_2016_MP_V2T.xls'#'Anexo_3_Tabela_1_Quantitati_(2'.F13]+['file:///C:/Users/User/Desktop/SUBPLAN/PORTARIAS%20SOF/5%20-%20ESMPU/Anexo%20III%20-%20tabela%201%20Quantitativo%20de%20Cargos%20em%20Comiss%E3o%20e%20Fun%E7%E3o%20de%20Confian%E7a%20ESMPU%20-%20dez2016.ods'#'Quantitativo_Fisico_Pessoal_(2'.G12]" table:style-name="ce7">
            <text:p>130</text:p>
          </table:table-cell>
          <table:table-cell office:value-type="float" office:value="0" table:formula="of:=[.F13]+[.G13]+[.H13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4]+['file:///C:/Users/User/Desktop/SUBPLAN/PORTARIAS%20SOF/2%20-%20MPM/anexo-iii-tabela-1-quantitativo_cargo_comissao_funcao-dap-2.ods'#'Quantitativo_Relatorio_Carg_(2'.J13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3]+['file:///C:/Users/User/Desktop/SUBPLAN/PORTARIAS%20SOF/5%20-%20ESMPU/Anexo%20III%20-%20tabela%201%20Quantitativo%20de%20Cargos%20em%20Comiss%E3o%20e%20Fun%E7%E3o%20de%20Confian%E7a%20ESMPU%20-%20dez2016.ods'#'Quantitativo_Fisico_Pessoal_(2'.I12]" table:style-name="ce7">
            <text:p>#REF!</text:p>
          </table:table-cell>
          <table:table-cell office:value-type="float" office:value="0" table:formula="of:=[.I13]+[.J13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310" table:formula="of:=['file:///C:/Users/User/Desktop/SUBPLAN/PORTARIAS%20SOF/1%20-%20MPF/anexo_III_2016_xls.xls'#'Anexo_3_Tabela_1_Quantitati_(2'.D15]+['file:///C:/Users/User/Desktop/SUBPLAN/PORTARIAS%20SOF/2%20-%20MPM/anexo-iii-tabela-1-quantitativo_cargo_comissao_funcao-dap-2.ods'#'Quantitativo_Relatorio_Carg_(2'.F14]+['file:///C:/Users/User/Desktop/SUBPLAN/PORTARIAS%20SOF/3%20-%20MPDFT/anexo_iii_-_tabela_1.xls'#Quantitativo_Relatorio_Cargo_Co.F14]+['file:///C:/Users/User/Desktop/SUBPLAN/PORTARIAS%20SOF/4%20-%20MPT/Anexo_3_Tabela_1_Quantitativo_Cargo_Comissao_Funcao_12_2016_MP_V2T.xls'#'Anexo_3_Tabela_1_Quantitati_(2'.D14]+['file:///C:/Users/User/Desktop/SUBPLAN/PORTARIAS%20SOF/5%20-%20ESMPU/Anexo%20III%20-%20tabela%201%20Quantitativo%20de%20Cargos%20em%20Comiss%E3o%20e%20Fun%E7%E3o%20de%20Confian%E7a%20ESMPU%20-%20dez2016.ods'#'Quantitativo_Fisico_Pessoal_(2'.E13]" table:style-name="ce7">
            <text:p>310</text:p>
          </table:table-cell>
          <table:table-cell office:value-type="float" office:value="0" table:formula="of:=['file:///C:/Users/User/Desktop/SUBPLAN/PORTARIAS%20SOF/1%20-%20MPF/anexo_III_2016_xls.xls'#'Anexo_3_Tabela_1_Quantitati_(2'.E15]+['file:///C:/Users/User/Desktop/SUBPLAN/PORTARIAS%20SOF/2%20-%20MPM/anexo-iii-tabela-1-quantitativo_cargo_comissao_funcao-dap-2.ods'#'Quantitativo_Relatorio_Carg_(2'.G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4]+['file:///C:/Users/User/Desktop/SUBPLAN/PORTARIAS%20SOF/5%20-%20ESMPU/Anexo%20III%20-%20tabela%201%20Quantitativo%20de%20Cargos%20em%20Comiss%E3o%20e%20Fun%E7%E3o%20de%20Confian%E7a%20ESMPU%20-%20dez2016.ods'#'Quantitativo_Fisico_Pessoal_(2'.F13]" table:style-name="ce7">
            <text:p>#REF!</text:p>
          </table:table-cell>
          <table:table-cell office:value-type="float" office:value="65" table:formula="of:=['file:///C:/Users/User/Desktop/SUBPLAN/PORTARIAS%20SOF/1%20-%20MPF/anexo_III_2016_xls.xls'#'Anexo_3_Tabela_1_Quantitati_(2'.F15]+['file:///C:/Users/User/Desktop/SUBPLAN/PORTARIAS%20SOF/2%20-%20MPM/anexo-iii-tabela-1-quantitativo_cargo_comissao_funcao-dap-2.ods'#'Quantitativo_Relatorio_Carg_(2'.H14]+['file:///C:/Users/User/Desktop/SUBPLAN/PORTARIAS%20SOF/3%20-%20MPDFT/anexo_iii_-_tabela_1.xls'#Quantitativo_Relatorio_Cargo_Co.G14]+['file:///C:/Users/User/Desktop/SUBPLAN/PORTARIAS%20SOF/4%20-%20MPT/Anexo_3_Tabela_1_Quantitativo_Cargo_Comissao_Funcao_12_2016_MP_V2T.xls'#'Anexo_3_Tabela_1_Quantitati_(2'.F14]+['file:///C:/Users/User/Desktop/SUBPLAN/PORTARIAS%20SOF/5%20-%20ESMPU/Anexo%20III%20-%20tabela%201%20Quantitativo%20de%20Cargos%20em%20Comiss%E3o%20e%20Fun%E7%E3o%20de%20Confian%E7a%20ESMPU%20-%20dez2016.ods'#'Quantitativo_Fisico_Pessoal_(2'.G13]" table:style-name="ce7">
            <text:p>65</text:p>
          </table:table-cell>
          <table:table-cell office:value-type="float" office:value="0" table:formula="of:=[.F14]+[.G14]+[.H14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5]+['file:///C:/Users/User/Desktop/SUBPLAN/PORTARIAS%20SOF/2%20-%20MPM/anexo-iii-tabela-1-quantitativo_cargo_comissao_funcao-dap-2.ods'#'Quantitativo_Relatorio_Carg_(2'.J14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4]+['file:///C:/Users/User/Desktop/SUBPLAN/PORTARIAS%20SOF/5%20-%20ESMPU/Anexo%20III%20-%20tabela%201%20Quantitativo%20de%20Cargos%20em%20Comiss%E3o%20e%20Fun%E7%E3o%20de%20Confian%E7a%20ESMPU%20-%20dez2016.ods'#'Quantitativo_Fisico_Pessoal_(2'.I13]" table:style-name="ce7">
            <text:p>#REF!</text:p>
          </table:table-cell>
          <table:table-cell office:value-type="float" office:value="0" table:formula="of:=[.I14]+[.J14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1129" table:formula="of:=['file:///C:/Users/User/Desktop/SUBPLAN/PORTARIAS%20SOF/1%20-%20MPF/anexo_III_2016_xls.xls'#'Anexo_3_Tabela_1_Quantitati_(2'.D16]+['file:///C:/Users/User/Desktop/SUBPLAN/PORTARIAS%20SOF/2%20-%20MPM/anexo-iii-tabela-1-quantitativo_cargo_comissao_funcao-dap-2.ods'#'Quantitativo_Relatorio_Carg_(2'.F15]+['file:///C:/Users/User/Desktop/SUBPLAN/PORTARIAS%20SOF/3%20-%20MPDFT/anexo_iii_-_tabela_1.xls'#Quantitativo_Relatorio_Cargo_Co.F15]+['file:///C:/Users/User/Desktop/SUBPLAN/PORTARIAS%20SOF/4%20-%20MPT/Anexo_3_Tabela_1_Quantitativo_Cargo_Comissao_Funcao_12_2016_MP_V2T.xls'#'Anexo_3_Tabela_1_Quantitati_(2'.D15]+['file:///C:/Users/User/Desktop/SUBPLAN/PORTARIAS%20SOF/5%20-%20ESMPU/Anexo%20III%20-%20tabela%201%20Quantitativo%20de%20Cargos%20em%20Comiss%E3o%20e%20Fun%E7%E3o%20de%20Confian%E7a%20ESMPU%20-%20dez2016.ods'#'Quantitativo_Fisico_Pessoal_(2'.E14]" table:style-name="ce7">
            <text:p>1129</text:p>
          </table:table-cell>
          <table:table-cell office:value-type="float" office:value="0" table:formula="of:=['file:///C:/Users/User/Desktop/SUBPLAN/PORTARIAS%20SOF/1%20-%20MPF/anexo_III_2016_xls.xls'#'Anexo_3_Tabela_1_Quantitati_(2'.E16]+['file:///C:/Users/User/Desktop/SUBPLAN/PORTARIAS%20SOF/2%20-%20MPM/anexo-iii-tabela-1-quantitativo_cargo_comissao_funcao-dap-2.ods'#'Quantitativo_Relatorio_Carg_(2'.G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5]+['file:///C:/Users/User/Desktop/SUBPLAN/PORTARIAS%20SOF/5%20-%20ESMPU/Anexo%20III%20-%20tabela%201%20Quantitativo%20de%20Cargos%20em%20Comiss%E3o%20e%20Fun%E7%E3o%20de%20Confian%E7a%20ESMPU%20-%20dez2016.ods'#'Quantitativo_Fisico_Pessoal_(2'.F14]" table:style-name="ce7">
            <text:p>#REF!</text:p>
          </table:table-cell>
          <table:table-cell office:value-type="float" office:value="1007" table:formula="of:=['file:///C:/Users/User/Desktop/SUBPLAN/PORTARIAS%20SOF/1%20-%20MPF/anexo_III_2016_xls.xls'#'Anexo_3_Tabela_1_Quantitati_(2'.F16]+['file:///C:/Users/User/Desktop/SUBPLAN/PORTARIAS%20SOF/2%20-%20MPM/anexo-iii-tabela-1-quantitativo_cargo_comissao_funcao-dap-2.ods'#'Quantitativo_Relatorio_Carg_(2'.H15]+['file:///C:/Users/User/Desktop/SUBPLAN/PORTARIAS%20SOF/3%20-%20MPDFT/anexo_iii_-_tabela_1.xls'#Quantitativo_Relatorio_Cargo_Co.G15]+['file:///C:/Users/User/Desktop/SUBPLAN/PORTARIAS%20SOF/4%20-%20MPT/Anexo_3_Tabela_1_Quantitativo_Cargo_Comissao_Funcao_12_2016_MP_V2T.xls'#'Anexo_3_Tabela_1_Quantitati_(2'.F15]+['file:///C:/Users/User/Desktop/SUBPLAN/PORTARIAS%20SOF/5%20-%20ESMPU/Anexo%20III%20-%20tabela%201%20Quantitativo%20de%20Cargos%20em%20Comiss%E3o%20e%20Fun%E7%E3o%20de%20Confian%E7a%20ESMPU%20-%20dez2016.ods'#'Quantitativo_Fisico_Pessoal_(2'.G14]" table:style-name="ce7">
            <text:p>1007</text:p>
          </table:table-cell>
          <table:table-cell office:value-type="float" office:value="0" table:formula="of:=[.F15]+[.G15]+[.H15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6]+['file:///C:/Users/User/Desktop/SUBPLAN/PORTARIAS%20SOF/2%20-%20MPM/anexo-iii-tabela-1-quantitativo_cargo_comissao_funcao-dap-2.ods'#'Quantitativo_Relatorio_Carg_(2'.J15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5]+['file:///C:/Users/User/Desktop/SUBPLAN/PORTARIAS%20SOF/5%20-%20ESMPU/Anexo%20III%20-%20tabela%201%20Quantitativo%20de%20Cargos%20em%20Comiss%E3o%20e%20Fun%E7%E3o%20de%20Confian%E7a%20ESMPU%20-%20dez2016.ods'#'Quantitativo_Fisico_Pessoal_(2'.I14]" table:style-name="ce7">
            <text:p>#REF!</text:p>
          </table:table-cell>
          <table:table-cell office:value-type="float" office:value="0" table:formula="of:=[.I15]+[.J15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263" table:formula="of:=['file:///C:/Users/User/Desktop/SUBPLAN/PORTARIAS%20SOF/1%20-%20MPF/anexo_III_2016_xls.xls'#'Anexo_3_Tabela_1_Quantitati_(2'.D17]+['file:///C:/Users/User/Desktop/SUBPLAN/PORTARIAS%20SOF/2%20-%20MPM/anexo-iii-tabela-1-quantitativo_cargo_comissao_funcao-dap-2.ods'#'Quantitativo_Relatorio_Carg_(2'.F16]+['file:///C:/Users/User/Desktop/SUBPLAN/PORTARIAS%20SOF/3%20-%20MPDFT/anexo_iii_-_tabela_1.xls'#Quantitativo_Relatorio_Cargo_Co.F16]+['file:///C:/Users/User/Desktop/SUBPLAN/PORTARIAS%20SOF/4%20-%20MPT/Anexo_3_Tabela_1_Quantitativo_Cargo_Comissao_Funcao_12_2016_MP_V2T.xls'#'Anexo_3_Tabela_1_Quantitati_(2'.D16]+['file:///C:/Users/User/Desktop/SUBPLAN/PORTARIAS%20SOF/5%20-%20ESMPU/Anexo%20III%20-%20tabela%201%20Quantitativo%20de%20Cargos%20em%20Comiss%E3o%20e%20Fun%E7%E3o%20de%20Confian%E7a%20ESMPU%20-%20dez2016.ods'#'Quantitativo_Fisico_Pessoal_(2'.E15]" table:style-name="ce7">
            <text:p>263</text:p>
          </table:table-cell>
          <table:table-cell office:value-type="float" office:value="0" table:formula="of:=['file:///C:/Users/User/Desktop/SUBPLAN/PORTARIAS%20SOF/1%20-%20MPF/anexo_III_2016_xls.xls'#'Anexo_3_Tabela_1_Quantitati_(2'.E17]+['file:///C:/Users/User/Desktop/SUBPLAN/PORTARIAS%20SOF/2%20-%20MPM/anexo-iii-tabela-1-quantitativo_cargo_comissao_funcao-dap-2.ods'#'Quantitativo_Relatorio_Carg_(2'.G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6]+['file:///C:/Users/User/Desktop/SUBPLAN/PORTARIAS%20SOF/5%20-%20ESMPU/Anexo%20III%20-%20tabela%201%20Quantitativo%20de%20Cargos%20em%20Comiss%E3o%20e%20Fun%E7%E3o%20de%20Confian%E7a%20ESMPU%20-%20dez2016.ods'#'Quantitativo_Fisico_Pessoal_(2'.F15]" table:style-name="ce7">
            <text:p>#REF!</text:p>
          </table:table-cell>
          <table:table-cell office:value-type="float" office:value="371" table:formula="of:=['file:///C:/Users/User/Desktop/SUBPLAN/PORTARIAS%20SOF/1%20-%20MPF/anexo_III_2016_xls.xls'#'Anexo_3_Tabela_1_Quantitati_(2'.F17]+['file:///C:/Users/User/Desktop/SUBPLAN/PORTARIAS%20SOF/2%20-%20MPM/anexo-iii-tabela-1-quantitativo_cargo_comissao_funcao-dap-2.ods'#'Quantitativo_Relatorio_Carg_(2'.H16]+['file:///C:/Users/User/Desktop/SUBPLAN/PORTARIAS%20SOF/3%20-%20MPDFT/anexo_iii_-_tabela_1.xls'#Quantitativo_Relatorio_Cargo_Co.G16]+['file:///C:/Users/User/Desktop/SUBPLAN/PORTARIAS%20SOF/4%20-%20MPT/Anexo_3_Tabela_1_Quantitativo_Cargo_Comissao_Funcao_12_2016_MP_V2T.xls'#'Anexo_3_Tabela_1_Quantitati_(2'.F16]+['file:///C:/Users/User/Desktop/SUBPLAN/PORTARIAS%20SOF/5%20-%20ESMPU/Anexo%20III%20-%20tabela%201%20Quantitativo%20de%20Cargos%20em%20Comiss%E3o%20e%20Fun%E7%E3o%20de%20Confian%E7a%20ESMPU%20-%20dez2016.ods'#'Quantitativo_Fisico_Pessoal_(2'.G15]" table:style-name="ce7">
            <text:p>371</text:p>
          </table:table-cell>
          <table:table-cell office:value-type="float" office:value="0" table:formula="of:=[.F16]+[.G16]+[.H16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7]+['file:///C:/Users/User/Desktop/SUBPLAN/PORTARIAS%20SOF/2%20-%20MPM/anexo-iii-tabela-1-quantitativo_cargo_comissao_funcao-dap-2.ods'#'Quantitativo_Relatorio_Carg_(2'.J16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6]+['file:///C:/Users/User/Desktop/SUBPLAN/PORTARIAS%20SOF/5%20-%20ESMPU/Anexo%20III%20-%20tabela%201%20Quantitativo%20de%20Cargos%20em%20Comiss%E3o%20e%20Fun%E7%E3o%20de%20Confian%E7a%20ESMPU%20-%20dez2016.ods'#'Quantitativo_Fisico_Pessoal_(2'.I15]" table:style-name="ce7">
            <text:p>#REF!</text:p>
          </table:table-cell>
          <table:table-cell office:value-type="float" office:value="0" table:formula="of:=[.I16]+[.J16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671" table:formula="of:=['file:///C:/Users/User/Desktop/SUBPLAN/PORTARIAS%20SOF/1%20-%20MPF/anexo_III_2016_xls.xls'#'Anexo_3_Tabela_1_Quantitati_(2'.D18]+['file:///C:/Users/User/Desktop/SUBPLAN/PORTARIAS%20SOF/2%20-%20MPM/anexo-iii-tabela-1-quantitativo_cargo_comissao_funcao-dap-2.ods'#'Quantitativo_Relatorio_Carg_(2'.F17]+['file:///C:/Users/User/Desktop/SUBPLAN/PORTARIAS%20SOF/3%20-%20MPDFT/anexo_iii_-_tabela_1.xls'#Quantitativo_Relatorio_Cargo_Co.F17]+['file:///C:/Users/User/Desktop/SUBPLAN/PORTARIAS%20SOF/4%20-%20MPT/Anexo_3_Tabela_1_Quantitativo_Cargo_Comissao_Funcao_12_2016_MP_V2T.xls'#'Anexo_3_Tabela_1_Quantitati_(2'.D17]+['file:///C:/Users/User/Desktop/SUBPLAN/PORTARIAS%20SOF/5%20-%20ESMPU/Anexo%20III%20-%20tabela%201%20Quantitativo%20de%20Cargos%20em%20Comiss%E3o%20e%20Fun%E7%E3o%20de%20Confian%E7a%20ESMPU%20-%20dez2016.ods'#'Quantitativo_Fisico_Pessoal_(2'.E16]" table:style-name="ce7">
            <text:p>671</text:p>
          </table:table-cell>
          <table:table-cell office:value-type="float" office:value="0" table:formula="of:=['file:///C:/Users/User/Desktop/SUBPLAN/PORTARIAS%20SOF/1%20-%20MPF/anexo_III_2016_xls.xls'#'Anexo_3_Tabela_1_Quantitati_(2'.E18]+['file:///C:/Users/User/Desktop/SUBPLAN/PORTARIAS%20SOF/2%20-%20MPM/anexo-iii-tabela-1-quantitativo_cargo_comissao_funcao-dap-2.ods'#'Quantitativo_Relatorio_Carg_(2'.G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7]+['file:///C:/Users/User/Desktop/SUBPLAN/PORTARIAS%20SOF/5%20-%20ESMPU/Anexo%20III%20-%20tabela%201%20Quantitativo%20de%20Cargos%20em%20Comiss%E3o%20e%20Fun%E7%E3o%20de%20Confian%E7a%20ESMPU%20-%20dez2016.ods'#'Quantitativo_Fisico_Pessoal_(2'.F16]" table:style-name="ce7">
            <text:p>#REF!</text:p>
          </table:table-cell>
          <table:table-cell office:value-type="float" office:value="299" table:formula="of:=['file:///C:/Users/User/Desktop/SUBPLAN/PORTARIAS%20SOF/1%20-%20MPF/anexo_III_2016_xls.xls'#'Anexo_3_Tabela_1_Quantitati_(2'.F18]+['file:///C:/Users/User/Desktop/SUBPLAN/PORTARIAS%20SOF/2%20-%20MPM/anexo-iii-tabela-1-quantitativo_cargo_comissao_funcao-dap-2.ods'#'Quantitativo_Relatorio_Carg_(2'.H17]+['file:///C:/Users/User/Desktop/SUBPLAN/PORTARIAS%20SOF/3%20-%20MPDFT/anexo_iii_-_tabela_1.xls'#Quantitativo_Relatorio_Cargo_Co.G17]+['file:///C:/Users/User/Desktop/SUBPLAN/PORTARIAS%20SOF/4%20-%20MPT/Anexo_3_Tabela_1_Quantitativo_Cargo_Comissao_Funcao_12_2016_MP_V2T.xls'#'Anexo_3_Tabela_1_Quantitati_(2'.F17]+['file:///C:/Users/User/Desktop/SUBPLAN/PORTARIAS%20SOF/5%20-%20ESMPU/Anexo%20III%20-%20tabela%201%20Quantitativo%20de%20Cargos%20em%20Comiss%E3o%20e%20Fun%E7%E3o%20de%20Confian%E7a%20ESMPU%20-%20dez2016.ods'#'Quantitativo_Fisico_Pessoal_(2'.G16]" table:style-name="ce7">
            <text:p>299</text:p>
          </table:table-cell>
          <table:table-cell office:value-type="float" office:value="0" table:formula="of:=[.F17]+[.G17]+[.H17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8]+['file:///C:/Users/User/Desktop/SUBPLAN/PORTARIAS%20SOF/2%20-%20MPM/anexo-iii-tabela-1-quantitativo_cargo_comissao_funcao-dap-2.ods'#'Quantitativo_Relatorio_Carg_(2'.J17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7]+['file:///C:/Users/User/Desktop/SUBPLAN/PORTARIAS%20SOF/5%20-%20ESMPU/Anexo%20III%20-%20tabela%201%20Quantitativo%20de%20Cargos%20em%20Comiss%E3o%20e%20Fun%E7%E3o%20de%20Confian%E7a%20ESMPU%20-%20dez2016.ods'#'Quantitativo_Fisico_Pessoal_(2'.I16]" table:style-name="ce7">
            <text:p>#REF!</text:p>
          </table:table-cell>
          <table:table-cell office:value-type="float" office:value="0" table:formula="of:=[.I17]+[.J17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255" table:formula="of:=['file:///C:/Users/User/Desktop/SUBPLAN/PORTARIAS%20SOF/1%20-%20MPF/anexo_III_2016_xls.xls'#'Anexo_3_Tabela_1_Quantitati_(2'.D19]+['file:///C:/Users/User/Desktop/SUBPLAN/PORTARIAS%20SOF/2%20-%20MPM/anexo-iii-tabela-1-quantitativo_cargo_comissao_funcao-dap-2.ods'#'Quantitativo_Relatorio_Carg_(2'.F18]+['file:///C:/Users/User/Desktop/SUBPLAN/PORTARIAS%20SOF/3%20-%20MPDFT/anexo_iii_-_tabela_1.xls'#Quantitativo_Relatorio_Cargo_Co.F18]+['file:///C:/Users/User/Desktop/SUBPLAN/PORTARIAS%20SOF/4%20-%20MPT/Anexo_3_Tabela_1_Quantitativo_Cargo_Comissao_Funcao_12_2016_MP_V2T.xls'#'Anexo_3_Tabela_1_Quantitati_(2'.D18]+['file:///C:/Users/User/Desktop/SUBPLAN/PORTARIAS%20SOF/5%20-%20ESMPU/Anexo%20III%20-%20tabela%201%20Quantitativo%20de%20Cargos%20em%20Comiss%E3o%20e%20Fun%E7%E3o%20de%20Confian%E7a%20ESMPU%20-%20dez2016.ods'#'Quantitativo_Fisico_Pessoal_(2'.E17]" table:style-name="ce7">
            <text:p>2255</text:p>
          </table:table-cell>
          <table:table-cell office:value-type="float" office:value="0" table:formula="of:=['file:///C:/Users/User/Desktop/SUBPLAN/PORTARIAS%20SOF/1%20-%20MPF/anexo_III_2016_xls.xls'#'Anexo_3_Tabela_1_Quantitati_(2'.E19]+['file:///C:/Users/User/Desktop/SUBPLAN/PORTARIAS%20SOF/2%20-%20MPM/anexo-iii-tabela-1-quantitativo_cargo_comissao_funcao-dap-2.ods'#'Quantitativo_Relatorio_Carg_(2'.G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8]+['file:///C:/Users/User/Desktop/SUBPLAN/PORTARIAS%20SOF/5%20-%20ESMPU/Anexo%20III%20-%20tabela%201%20Quantitativo%20de%20Cargos%20em%20Comiss%E3o%20e%20Fun%E7%E3o%20de%20Confian%E7a%20ESMPU%20-%20dez2016.ods'#'Quantitativo_Fisico_Pessoal_(2'.F17]" table:style-name="ce7">
            <text:p>#REF!</text:p>
          </table:table-cell>
          <table:table-cell office:value-type="float" office:value="460" table:formula="of:=['file:///C:/Users/User/Desktop/SUBPLAN/PORTARIAS%20SOF/1%20-%20MPF/anexo_III_2016_xls.xls'#'Anexo_3_Tabela_1_Quantitati_(2'.F19]+['file:///C:/Users/User/Desktop/SUBPLAN/PORTARIAS%20SOF/2%20-%20MPM/anexo-iii-tabela-1-quantitativo_cargo_comissao_funcao-dap-2.ods'#'Quantitativo_Relatorio_Carg_(2'.H18]+['file:///C:/Users/User/Desktop/SUBPLAN/PORTARIAS%20SOF/3%20-%20MPDFT/anexo_iii_-_tabela_1.xls'#Quantitativo_Relatorio_Cargo_Co.G18]+['file:///C:/Users/User/Desktop/SUBPLAN/PORTARIAS%20SOF/4%20-%20MPT/Anexo_3_Tabela_1_Quantitativo_Cargo_Comissao_Funcao_12_2016_MP_V2T.xls'#'Anexo_3_Tabela_1_Quantitati_(2'.F18]+['file:///C:/Users/User/Desktop/SUBPLAN/PORTARIAS%20SOF/5%20-%20ESMPU/Anexo%20III%20-%20tabela%201%20Quantitativo%20de%20Cargos%20em%20Comiss%E3o%20e%20Fun%E7%E3o%20de%20Confian%E7a%20ESMPU%20-%20dez2016.ods'#'Quantitativo_Fisico_Pessoal_(2'.G17]" table:style-name="ce7">
            <text:p>460</text:p>
          </table:table-cell>
          <table:table-cell office:value-type="float" office:value="0" table:formula="of:=[.F18]+[.G18]+[.H18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19]+['file:///C:/Users/User/Desktop/SUBPLAN/PORTARIAS%20SOF/2%20-%20MPM/anexo-iii-tabela-1-quantitativo_cargo_comissao_funcao-dap-2.ods'#'Quantitativo_Relatorio_Carg_(2'.J18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8]+['file:///C:/Users/User/Desktop/SUBPLAN/PORTARIAS%20SOF/5%20-%20ESMPU/Anexo%20III%20-%20tabela%201%20Quantitativo%20de%20Cargos%20em%20Comiss%E3o%20e%20Fun%E7%E3o%20de%20Confian%E7a%20ESMPU%20-%20dez2016.ods'#'Quantitativo_Fisico_Pessoal_(2'.I17]" table:style-name="ce7">
            <text:p>#REF!</text:p>
          </table:table-cell>
          <table:table-cell office:value-type="float" office:value="0" table:formula="of:=[.I18]+[.J18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925" table:formula="of:=['file:///C:/Users/User/Desktop/SUBPLAN/PORTARIAS%20SOF/1%20-%20MPF/anexo_III_2016_xls.xls'#'Anexo_3_Tabela_1_Quantitati_(2'.D20]+['file:///C:/Users/User/Desktop/SUBPLAN/PORTARIAS%20SOF/2%20-%20MPM/anexo-iii-tabela-1-quantitativo_cargo_comissao_funcao-dap-2.ods'#'Quantitativo_Relatorio_Carg_(2'.F19]+['file:///C:/Users/User/Desktop/SUBPLAN/PORTARIAS%20SOF/3%20-%20MPDFT/anexo_iii_-_tabela_1.xls'#Quantitativo_Relatorio_Cargo_Co.F19]+['file:///C:/Users/User/Desktop/SUBPLAN/PORTARIAS%20SOF/4%20-%20MPT/Anexo_3_Tabela_1_Quantitativo_Cargo_Comissao_Funcao_12_2016_MP_V2T.xls'#'Anexo_3_Tabela_1_Quantitati_(2'.D19]+['file:///C:/Users/User/Desktop/SUBPLAN/PORTARIAS%20SOF/5%20-%20ESMPU/Anexo%20III%20-%20tabela%201%20Quantitativo%20de%20Cargos%20em%20Comiss%E3o%20e%20Fun%E7%E3o%20de%20Confian%E7a%20ESMPU%20-%20dez2016.ods'#'Quantitativo_Fisico_Pessoal_(2'.E18]" table:style-name="ce7">
            <text:p>925</text:p>
          </table:table-cell>
          <table:table-cell office:value-type="float" office:value="0" table:formula="of:=['file:///C:/Users/User/Desktop/SUBPLAN/PORTARIAS%20SOF/1%20-%20MPF/anexo_III_2016_xls.xls'#'Anexo_3_Tabela_1_Quantitati_(2'.E20]+['file:///C:/Users/User/Desktop/SUBPLAN/PORTARIAS%20SOF/2%20-%20MPM/anexo-iii-tabela-1-quantitativo_cargo_comissao_funcao-dap-2.ods'#'Quantitativo_Relatorio_Carg_(2'.G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E19]+['file:///C:/Users/User/Desktop/SUBPLAN/PORTARIAS%20SOF/5%20-%20ESMPU/Anexo%20III%20-%20tabela%201%20Quantitativo%20de%20Cargos%20em%20Comiss%E3o%20e%20Fun%E7%E3o%20de%20Confian%E7a%20ESMPU%20-%20dez2016.ods'#'Quantitativo_Fisico_Pessoal_(2'.F18]" table:style-name="ce7">
            <text:p>#REF!</text:p>
          </table:table-cell>
          <table:table-cell office:value-type="float" office:value="75" table:formula="of:=['file:///C:/Users/User/Desktop/SUBPLAN/PORTARIAS%20SOF/1%20-%20MPF/anexo_III_2016_xls.xls'#'Anexo_3_Tabela_1_Quantitati_(2'.F20]+['file:///C:/Users/User/Desktop/SUBPLAN/PORTARIAS%20SOF/2%20-%20MPM/anexo-iii-tabela-1-quantitativo_cargo_comissao_funcao-dap-2.ods'#'Quantitativo_Relatorio_Carg_(2'.H19]+['file:///C:/Users/User/Desktop/SUBPLAN/PORTARIAS%20SOF/3%20-%20MPDFT/anexo_iii_-_tabela_1.xls'#Quantitativo_Relatorio_Cargo_Co.G19]+['file:///C:/Users/User/Desktop/SUBPLAN/PORTARIAS%20SOF/4%20-%20MPT/Anexo_3_Tabela_1_Quantitativo_Cargo_Comissao_Funcao_12_2016_MP_V2T.xls'#'Anexo_3_Tabela_1_Quantitati_(2'.F19]+['file:///C:/Users/User/Desktop/SUBPLAN/PORTARIAS%20SOF/5%20-%20ESMPU/Anexo%20III%20-%20tabela%201%20Quantitativo%20de%20Cargos%20em%20Comiss%E3o%20e%20Fun%E7%E3o%20de%20Confian%E7a%20ESMPU%20-%20dez2016.ods'#'Quantitativo_Fisico_Pessoal_(2'.G18]" table:style-name="ce7">
            <text:p>75</text:p>
          </table:table-cell>
          <table:table-cell office:value-type="float" office:value="0" table:formula="of:=[.F19]+[.G19]+[.H19]" table:style-name="ce8">
            <text:p>#REF!</text:p>
          </table:table-cell>
          <table:table-cell office:value-type="float" office:value="0" table:formula="of:=['file:///C:/Users/User/Desktop/SUBPLAN/PORTARIAS%20SOF/1%20-%20MPF/anexo_III_2016_xls.xls'#'Anexo_3_Tabela_1_Quantitati_(2'.H20]+['file:///C:/Users/User/Desktop/SUBPLAN/PORTARIAS%20SOF/2%20-%20MPM/anexo-iii-tabela-1-quantitativo_cargo_comissao_funcao-dap-2.ods'#'Quantitativo_Relatorio_Carg_(2'.J19]+['file:///C:/Users/User/Desktop/SUBPLAN/PORTARIAS%20SOF/3%20-%20MPDFT/anexo_iii_-_tabela_1.xls'#Quantitativo_Relatorio_Cargo_Co.#REF!]+['file:///C:/Users/User/Desktop/SUBPLAN/PORTARIAS%20SOF/4%20-%20MPT/Anexo_3_Tabela_1_Quantitativo_Cargo_Comissao_Funcao_12_2016_MP_V2T.xls'#'Anexo_3_Tabela_1_Quantitati_(2'.H19]+['file:///C:/Users/User/Desktop/SUBPLAN/PORTARIAS%20SOF/5%20-%20ESMPU/Anexo%20III%20-%20tabela%201%20Quantitativo%20de%20Cargos%20em%20Comiss%E3o%20e%20Fun%E7%E3o%20de%20Confian%E7a%20ESMPU%20-%20dez2016.ods'#'Quantitativo_Fisico_Pessoal_(2'.I18]" table:style-name="ce7">
            <text:p>#REF!</text:p>
          </table:table-cell>
          <table:table-cell office:value-type="float" office:value="0" table:formula="of:=[.I19]+[.J19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5942" table:formula="of:=SUM([.F10:.F19])" table:style-name="ce10">
            <text:p>5.942</text:p>
          </table:table-cell>
          <table:table-cell office:value-type="float" office:value="0" table:formula="of:=SUM([.G10:.G19])" table:style-name="ce11">
            <text:p>#REF!</text:p>
          </table:table-cell>
          <table:table-cell office:value-type="float" office:value="2488" table:formula="of:=SUM([.H10:.H19])" table:style-name="ce10">
            <text:p>2.488</text:p>
          </table:table-cell>
          <table:table-cell office:value-type="float" office:value="0" table:formula="of:=SUM([.I10:.I19])" table:style-name="ce11">
            <text:p>#REF!</text:p>
          </table:table-cell>
          <table:table-cell office:value-type="float" office:value="0" table:formula="of:=SUM([.J10:.J19])" table:style-name="ce11">
            <text:p>#REF!</text:p>
          </table:table-cell>
          <table:table-cell office:value-type="float" office:value="0" table:formula="of:=SUM([.K10:.K19])" table:style-name="ce10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table:style-name="ce12"/>
          <table:table-cell table:number-columns-repeated="20" table:style-name="ce2"/>
          <table:table-cell table:number-columns-repeated="16363"/>
        </table:table-row>
        <table:table-row table:style-name="ro11">
          <table:table-cell table:number-columns-spanned="5" table:number-rows-spanned="1" table:style-name="ce20"/>
          <table:covered-table-cell table:number-columns-repeated="4"/>
          <table:table-cell table:number-columns-repeated="16" table:style-name="ce2"/>
          <table:table-cell table:number-columns-repeated="16363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number-rows-repeated="1048553" table:style-name="ro12">
          <table:table-cell table:number-columns-repeated="16384"/>
        </table:table-row>
      </table:table>
      <table:table table:name="Quantitativo_Relatorio_Carg_(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 table:style-name="ce1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21-12-01T00:00:00" table:style-name="ce4">
            <text:p>dez/21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 table:style-name="ce1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8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9">
            <text:p>0</text:p>
          </table:table-cell>
          <table:table-cell table:style-name="ce21"/>
          <table:table-cell table:number-columns-repeated="7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200" table:style-name="ce7">
            <text:p>200</text:p>
          </table:table-cell>
          <table:table-cell office:value-type="float" office:value="0" table:style-name="ce7">
            <text:p>0</text:p>
          </table:table-cell>
          <table:table-cell office:value-type="float" office:value="18" table:style-name="ce7">
            <text:p>18</text:p>
          </table:table-cell>
          <table:table-cell office:value-type="float" office:value="218" table:style-name="ce8">
            <text:p>218</text:p>
          </table:table-cell>
          <table:table-cell office:value-type="float" office:value="4" table:style-name="ce7">
            <text:p>4</text:p>
          </table:table-cell>
          <table:table-cell office:value-type="float" office:value="222" table:style-name="ce9">
            <text:p>222</text:p>
          </table:table-cell>
          <table:table-cell table:style-name="ce21"/>
          <table:table-cell table:number-columns-repeated="3" table:style-name="ce2"/>
          <table:table-cell table:number-columns-repeated="16369" table:style-name="ce1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537" table:style-name="ce7">
            <text:p>537</text:p>
          </table:table-cell>
          <table:table-cell office:value-type="float" office:value="0" table:style-name="ce7">
            <text:p>0</text:p>
          </table:table-cell>
          <table:table-cell office:value-type="float" office:value="58" table:style-name="ce7">
            <text:p>58</text:p>
          </table:table-cell>
          <table:table-cell office:value-type="float" office:value="595" table:style-name="ce8">
            <text:p>595</text:p>
          </table:table-cell>
          <table:table-cell office:value-type="float" office:value="2" table:style-name="ce7">
            <text:p>2</text:p>
          </table:table-cell>
          <table:table-cell office:value-type="float" office:value="597" table:style-name="ce9">
            <text:p>59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294" table:style-name="ce7">
            <text:p>294</text:p>
          </table:table-cell>
          <table:table-cell office:value-type="float" office:value="1" table:style-name="ce7">
            <text:p>1</text:p>
          </table:table-cell>
          <table:table-cell office:value-type="float" office:value="255" table:style-name="ce7">
            <text:p>255</text:p>
          </table:table-cell>
          <table:table-cell office:value-type="float" office:value="550" table:style-name="ce8">
            <text:p>550</text:p>
          </table:table-cell>
          <table:table-cell office:value-type="float" office:value="7" table:style-name="ce7">
            <text:p>7</text:p>
          </table:table-cell>
          <table:table-cell office:value-type="float" office:value="557" table:style-name="ce9">
            <text:p>55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1450" table:style-name="ce7">
            <text:p>1450</text:p>
          </table:table-cell>
          <table:table-cell office:value-type="float" office:value="3" table:style-name="ce7">
            <text:p>3</text:p>
          </table:table-cell>
          <table:table-cell office:value-type="float" office:value="52" table:style-name="ce7">
            <text:p>52</text:p>
          </table:table-cell>
          <table:table-cell office:value-type="float" office:value="1505" table:style-name="ce8">
            <text:p>1.505</text:p>
          </table:table-cell>
          <table:table-cell office:value-type="float" office:value="12" table:style-name="ce7">
            <text:p>12</text:p>
          </table:table-cell>
          <table:table-cell office:value-type="float" office:value="1517" table:style-name="ce9">
            <text:p>1.51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506" table:style-name="ce7">
            <text:p>506</text:p>
          </table:table-cell>
          <table:table-cell office:value-type="float" office:value="2" table:style-name="ce7">
            <text:p>2</text:p>
          </table:table-cell>
          <table:table-cell office:value-type="float" office:value="912" table:style-name="ce7">
            <text:p>912</text:p>
          </table:table-cell>
          <table:table-cell office:value-type="float" office:value="1420" table:style-name="ce8">
            <text:p>1.420</text:p>
          </table:table-cell>
          <table:table-cell office:value-type="float" office:value="427" table:style-name="ce7">
            <text:p>427</text:p>
          </table:table-cell>
          <table:table-cell office:value-type="float" office:value="1847" table:style-name="ce9">
            <text:p>1.847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1012" table:style-name="ce7">
            <text:p>1012</text:p>
          </table:table-cell>
          <table:table-cell office:value-type="float" office:value="0" table:style-name="ce7">
            <text:p>0</text:p>
          </table:table-cell>
          <table:table-cell office:value-type="float" office:value="156" table:style-name="ce7">
            <text:p>156</text:p>
          </table:table-cell>
          <table:table-cell office:value-type="float" office:value="1168" table:style-name="ce8">
            <text:p>1.168</text:p>
          </table:table-cell>
          <table:table-cell office:value-type="float" office:value="10" table:style-name="ce7">
            <text:p>10</text:p>
          </table:table-cell>
          <table:table-cell office:value-type="float" office:value="1178" table:style-name="ce9">
            <text:p>1.178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2698" table:style-name="ce7">
            <text:p>2698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701" table:style-name="ce8">
            <text:p>2.701</text:p>
          </table:table-cell>
          <table:table-cell office:value-type="float" office:value="63" table:style-name="ce7">
            <text:p>63</text:p>
          </table:table-cell>
          <table:table-cell office:value-type="float" office:value="2764" table:style-name="ce9">
            <text:p>2.764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982" table:style-name="ce7">
            <text:p>982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987" table:style-name="ce8">
            <text:p>987</text:p>
          </table:table-cell>
          <table:table-cell office:value-type="float" office:value="206" table:style-name="ce7">
            <text:p>206</text:p>
          </table:table-cell>
          <table:table-cell office:value-type="float" office:value="1193" table:style-name="ce9">
            <text:p>1.193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3077" table:style-name="ce7">
            <text:p>3077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084" table:style-name="ce8">
            <text:p>3.084</text:p>
          </table:table-cell>
          <table:table-cell office:value-type="float" office:value="212" table:style-name="ce7">
            <text:p>212</text:p>
          </table:table-cell>
          <table:table-cell office:value-type="float" office:value="3296" table:style-name="ce9">
            <text:p>3.296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NE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9">
            <text:p>2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10758" table:style-name="ce10">
            <text:p>10.758</text:p>
          </table:table-cell>
          <table:table-cell office:value-type="float" office:value="12" table:style-name="ce11">
            <text:p>12</text:p>
          </table:table-cell>
          <table:table-cell office:value-type="float" office:value="1460" table:style-name="ce10">
            <text:p>1.460</text:p>
          </table:table-cell>
          <table:table-cell office:value-type="float" office:value="12230" table:style-name="ce11">
            <text:p>12.230</text:p>
          </table:table-cell>
          <table:table-cell office:value-type="float" office:value="943" table:style-name="ce11">
            <text:p>943</text:p>
          </table:table-cell>
          <table:table-cell office:value-type="float" office:value="13173" table:style-name="ce10">
            <text:p>13.173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9">
          <table:table-cell table:style-name="ce12"/>
          <table:table-cell table:number-columns-repeated="12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style-name="ro11">
          <table:table-cell office:value-type="string" table:number-columns-spanned="5" table:number-rows-spanned="1" table:style-name="ce23">
            <text:p>Data de Atualização: 24/01/2022</text:p>
          </table:table-cell>
          <table:covered-table-cell table:number-columns-repeated="4"/>
          <table:table-cell table:number-columns-repeated="5" table:style-name="ce22"/>
          <table:table-cell table:number-columns-repeated="3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number-rows-repeated="1048553" table:style-name="ro12">
          <table:table-cell table:number-columns-repeated="16384"/>
        </table:table-row>
      </table:table>
      <table:table table:name="'file:///C:/Users/User/Desktop/SUBPLAN/PORTARIAS%20SOF/1%20-%20MPF/anexo_III_2016_xls.xls'#Anexo_3_Tabela_1_Quantitativo_R" table:style-name="ta3">
        <table:table-source xlink:href="file:///C:/Users/User/Desktop/SUBPLAN/PORTARIAS%20SOF/1%20-%20MPF/anexo_III_2016_xls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1%20-%20MPF/anexo_III_2016_xls.xls'#Anexo_3_Tabela_1_Quantitati_(2" table:style-name="ta3">
        <table:table-source xlink:href="file:///C:/Users/User/Desktop/SUBPLAN/PORTARIAS%20SOF/1%20-%20MPF/anexo_III_2016_xls.xls" table:table-name="Anexo_3_Tabela_1_Quantitati_(2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3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53"/>
          <table:table-cell office:value-type="float" office:value="0"/>
          <table:table-cell office:value-type="float" office:value="1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180"/>
          <table:table-cell office:value-type="float" office:value="0"/>
          <table:table-cell office:value-type="float" office:value="38"/>
          <table:table-cell/>
          <table:table-cell office:value-type="float" office:value="4"/>
          <table:table-cell table:number-columns-repeated="16376"/>
        </table:table-row>
        <table:table-row>
          <table:table-cell table:number-columns-repeated="3"/>
          <table:table-cell office:value-type="float" office:value="111"/>
          <table:table-cell office:value-type="float" office:value="0"/>
          <table:table-cell office:value-type="float" office:value="24"/>
          <table:table-cell/>
          <table:table-cell office:value-type="float" office:value="3"/>
          <table:table-cell table:number-columns-repeated="16376"/>
        </table:table-row>
        <table:table-row>
          <table:table-cell table:number-columns-repeated="3"/>
          <table:table-cell office:value-type="float" office:value="167"/>
          <table:table-cell office:value-type="float" office:value="0"/>
          <table:table-cell office:value-type="float" office:value="12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799"/>
          <table:table-cell office:value-type="float" office:value="2"/>
          <table:table-cell office:value-type="float" office:value="599"/>
          <table:table-cell/>
          <table:table-cell office:value-type="float" office:value="772"/>
          <table:table-cell table:number-columns-repeated="16376"/>
        </table:table-row>
        <table:table-row>
          <table:table-cell table:number-columns-repeated="3"/>
          <table:table-cell office:value-type="float" office:value="90"/>
          <table:table-cell office:value-type="float" office:value="1"/>
          <table:table-cell office:value-type="float" office:value="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434"/>
          <table:table-cell office:value-type="float" office:value="0"/>
          <table:table-cell office:value-type="float" office:value="1"/>
          <table:table-cell/>
          <table:table-cell office:value-type="float" office:value="34"/>
          <table:table-cell table:number-columns-repeated="16376"/>
        </table:table-row>
        <table:table-row>
          <table:table-cell table:number-columns-repeated="3"/>
          <table:table-cell office:value-type="float" office:value="1737"/>
          <table:table-cell office:value-type="float" office:value="4"/>
          <table:table-cell office:value-type="float" office:value="12"/>
          <table:table-cell/>
          <table:table-cell office:value-type="float" office:value="86"/>
          <table:table-cell table:number-columns-repeated="16376"/>
        </table:table-row>
        <table:table-row>
          <table:table-cell table:number-columns-repeated="3"/>
          <table:table-cell office:value-type="float" office:value="710"/>
          <table:table-cell office:value-type="float" office:value="0"/>
          <table:table-cell office:value-type="float" office:value="4"/>
          <table:table-cell/>
          <table:table-cell office:value-type="float" office:value="117"/>
          <table:table-cell table:number-columns-repeated="16376"/>
        </table:table-row>
        <table:table-row table:number-rows-repeated="1048556">
          <table:table-cell table:number-columns-repeated="16376"/>
        </table:table-row>
      </table:table>
      <table:table table:name="'file:///C:/Users/User/Desktop/SUBPLAN/PORTARIAS%20SOF/2%20-%20MPM/anexo-iii-tabela-1-quantitativo_cargo_comissao_funcao-dap-2.ods'#Quantitativo_Relatorio_Cargo_Co" table:style-name="ta3">
        <table:table-source xlink:href="file:///C:/Users/User/Desktop/SUBPLAN/PORTARIAS%20SOF/2%20-%20MPM/anexo-iii-tabela-1-quantitativo_cargo_comissao_funcao-dap-2.ods" table:table-name="Quantitativo_Relatorio_Cargo_C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2%20-%20MPM/anexo-iii-tabela-1-quantitativo_cargo_comissao_funcao-dap-2.ods'#Quantitativo_Relatorio_Carg_(2" table:style-name="ta3">
        <table:table-source xlink:href="file:///C:/Users/User/Desktop/SUBPLAN/PORTARIAS%20SOF/2%20-%20MPM/anexo-iii-tabela-1-quantitativo_cargo_comissao_funcao-dap-2.ods" table:table-name="Quantitativo_Relatorio_Carg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2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47"/>
          <table:table-cell office:value-type="float" office:value="0"/>
          <table:table-cell office:value-type="float" office:value="7"/>
          <table:table-cell/>
          <table:table-cell office:value-type="float" office:value="48"/>
          <table:table-cell table:number-columns-repeated="16374"/>
        </table:table-row>
        <table:table-row>
          <table:table-cell table:number-columns-repeated="5"/>
          <table:table-cell office:value-type="float" office:value="68"/>
          <table:table-cell office:value-type="float" office:value="0"/>
          <table:table-cell office:value-type="float" office:value="9"/>
          <table:table-cell/>
          <table:table-cell office:value-type="float" office:value="2"/>
          <table:table-cell table:number-columns-repeated="16374"/>
        </table:table-row>
        <table:table-row>
          <table:table-cell table:number-columns-repeated="5"/>
          <table:table-cell office:value-type="float" office:value="99"/>
          <table:table-cell office:value-type="float" office:value="0"/>
          <table:table-cell office:value-type="float" office:value="0"/>
          <table:table-cell/>
          <table:table-cell office:value-type="float" office:value="10"/>
          <table:table-cell table:number-columns-repeated="16374"/>
        </table:table-row>
        <table:table-row>
          <table:table-cell table:number-columns-repeated="5"/>
          <table:table-cell office:value-type="float" office:value="82"/>
          <table:table-cell office:value-type="float" office:value="0"/>
          <table:table-cell office:value-type="float" office:value="0"/>
          <table:table-cell/>
          <table:table-cell office:value-type="float" office:value="82"/>
          <table:table-cell table:number-columns-repeated="16374"/>
        </table:table-row>
        <table:table-row>
          <table:table-cell table:number-columns-repeated="5"/>
          <table:table-cell office:value-type="float" office:value="94"/>
          <table:table-cell office:value-type="float" office:value="0"/>
          <table:table-cell office:value-type="float" office:value="0"/>
          <table:table-cell/>
          <table:table-cell office:value-type="float" office:value="51"/>
          <table:table-cell table:number-columns-repeated="16374"/>
        </table:table-row>
        <table:table-row table:number-rows-repeated="1048557">
          <table:table-cell table:number-columns-repeated="16374"/>
        </table:table-row>
      </table:table>
      <table:table table:name="'file:///C:/Users/User/Desktop/SUBPLAN/PORTARIAS%20SOF/3%20-%20MPDFT/anexo_iii_-_tabela_1.xls'#Quantitativo_Relatorio_Cargo_Co" table:style-name="ta3">
        <table:table-source xlink:href="file:///C:/Users/User/Desktop/SUBPLAN/PORTARIAS%20SOF/3%20-%20MPDFT/anexo_iii_-_tabela_1.xls" table:table-name="Quantitativo_Relatorio_Cargo_Co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18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92"/>
          <table:table-cell table:number-columns-repeated="16377"/>
        </table:table-row>
        <table:table-row>
          <table:table-cell table:number-columns-repeated="5"/>
          <table:table-cell office:value-type="float" office:value="0"/>
          <table:table-cell office:value-type="float" office:value="31"/>
          <table:table-cell table:number-columns-repeated="16377"/>
        </table:table-row>
        <table:table-row>
          <table:table-cell table:number-columns-repeated="5"/>
          <table:table-cell office:value-type="float" office:value="1"/>
          <table:table-cell office:value-type="float" office:value="202"/>
          <table:table-cell table:number-columns-repeated="16377"/>
        </table:table-row>
        <table:table-row>
          <table:table-cell table:number-columns-repeated="5"/>
          <table:table-cell office:value-type="float" office:value="2"/>
          <table:table-cell office:value-type="float" office:value="316"/>
          <table:table-cell table:number-columns-repeated="16377"/>
        </table:table-row>
        <table:table-row>
          <table:table-cell table:number-columns-repeated="5"/>
          <table:table-cell office:value-type="float" office:value="3"/>
          <table:table-cell office:value-type="float" office:value="298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447"/>
          <table:table-cell table:number-columns-repeated="16377"/>
        </table:table-row>
        <table:table-row>
          <table:table-cell table:number-columns-repeated="5"/>
          <table:table-cell office:value-type="float" office:value="7"/>
          <table:table-cell office:value-type="float" office:value="71"/>
          <table:table-cell table:number-columns-repeated="16377"/>
        </table:table-row>
        <table:table-row table:number-rows-repeated="1048557">
          <table:table-cell table:number-columns-repeated="16377"/>
        </table:table-row>
      </table:table>
      <table:table table:name="'file:///C:/Users/User/Desktop/SUBPLAN/PORTARIAS%20SOF/4%20-%20MPT/Anexo_3_Tabela_1_Quantitativo_Cargo_Comissao_Funcao_12_2016_MP_V2T.xls'#Anexo_3_Tabela_1_Quantitativo_R" table:style-name="ta3">
        <table:table-source xlink:href="file:///C:/Users/User/Desktop/SUBPLAN/PORTARIAS%20SOF/4%20-%20MPT/Anexo_3_Tabela_1_Quantitativo_Cargo_Comissao_Funcao_12_2016_MP_V2T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4%20-%20MPT/Anexo_3_Tabela_1_Quantitativo_Cargo_Comissao_Funcao_12_2016_MP_V2T.xls'#Anexo_3_Tabela_1_Quantitati_(2" table:style-name="ta3">
        <table:table-source xlink:href="file:///C:/Users/User/Desktop/SUBPLAN/PORTARIAS%20SOF/4%20-%20MPT/Anexo_3_Tabela_1_Quantitativo_Cargo_Comissao_Funcao_12_2016_MP_V2T.xls" table:table-name="Anexo_3_Tabela_1_Quantitati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3"/>
          <table:table-cell office:value-type="float" office:value="0"/>
          <table:table-cell office:value-type="float" office:value="6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22"/>
          <table:table-cell office:value-type="float" office:value="0"/>
          <table:table-cell office:value-type="float" office:value="11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19"/>
          <table:table-cell office:value-type="float" office:value="2"/>
          <table:table-cell office:value-type="float" office:value="2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272"/>
          <table:table-cell office:value-type="float" office:value="1"/>
          <table:table-cell office:value-type="float" office:value="192"/>
          <table:table-cell/>
          <table:table-cell office:value-type="float" office:value="389"/>
          <table:table-cell table:number-columns-repeated="16376"/>
        </table:table-row>
        <table:table-row>
          <table:table-cell table:number-columns-repeated="3"/>
          <table:table-cell office:value-type="float" office:value="101"/>
          <table:table-cell office:value-type="float" office:value="0"/>
          <table:table-cell office:value-type="float" office:value="3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113"/>
          <table:table-cell office:value-type="float" office:value="0"/>
          <table:table-cell office:value-type="float" office:value="0"/>
          <table:table-cell/>
          <table:table-cell office:value-type="float" office:value="36"/>
          <table:table-cell table:number-columns-repeated="16376"/>
        </table:table-row>
        <table:table-row>
          <table:table-cell table:number-columns-repeated="3"/>
          <table:table-cell office:value-type="float" office:value="426"/>
          <table:table-cell office:value-type="float" office:value="0"/>
          <table:table-cell office:value-type="float" office:value="1"/>
          <table:table-cell/>
          <table:table-cell office:value-type="float" office:value="20"/>
          <table:table-cell table:number-columns-repeated="16376"/>
        </table:table-row>
        <table:table-row>
          <table:table-cell table:number-columns-repeated="3"/>
          <table:table-cell office:value-type="float" office:value="114"/>
          <table:table-cell office:value-type="float" office:value="0"/>
          <table:table-cell office:value-type="float" office:value="0"/>
          <table:table-cell/>
          <table:table-cell office:value-type="float" office:value="92"/>
          <table:table-cell table:number-columns-repeated="16376"/>
        </table:table-row>
        <table:table-row table:number-rows-repeated="1048557">
          <table:table-cell table:number-columns-repeated="16376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Mem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M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RIAS%20SOF/5%20-%20ESMPU/Anexo%20III%20-%20tabela%201%20Quantitativo%20de%20Cargos%20em%20Comissão%20e%20Função%20de%20Confiança%20ESMPU%20-%20dez2016.ods'#Quantitativo_Fisico_Pessoal_(2" table:style-name="ta3">
        <table:table-source xlink:href="file:///C:/Users/User/Desktop/SUBPLAN/PORTARIAS%20SOF/5%20-%20ESMPU/Anexo%20III%20-%20tabela%201%20Quantitativo%20de%20Cargos%20em%20Comissão%20e%20Função%20de%20Confiança%20ESMPU%20-%20dez2016.ods" table:table-name="Quantitativo_Fisico_Pessoal_(2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2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5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10"/>
          <table:table-cell office:value-type="float" office:value="0"/>
          <table:table-cell office:value-type="float" office:value="7"/>
          <table:table-cell/>
          <table:table-cell office:value-type="float" office:value="17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office:value-type="float" office:value="0"/>
          <table:table-cell/>
          <table:table-cell office:value-type="float" office:value="14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9"/>
          <table:table-cell table:number-columns-repeated="16375"/>
        </table:table-row>
        <table:table-row table:number-rows-repeated="1048558">
          <table:table-cell table:number-columns-repeated="1637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onica de Morais Pimentel Abbad Silveira</meta:initial-creator>
    <dc:creator>User</dc:creator>
    <meta:creation-date>2015-10-02T19:22:39Z</meta:creation-date>
    <dc:date>2022-03-15T18:28:36Z</dc:date>
  </office:meta>
</office:document-meta>
</file>